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2" style:family="text">
      <style:text-properties fo:font-size="18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3" style:family="text">
      <style:text-properties fo:font-size="18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4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" style:family="text">
      <style:text-properties fo:font-size="12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" style:family="text">
      <style:text-properties fo:font-size="18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7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" style:family="text">
      <style:text-properties fo:font-size="18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" style:family="text">
      <style:text-properties fo:font-size="18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1" style:family="text">
      <style:text-properties fo:font-size="14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2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" style:family="text">
      <style:text-properties fo:font-size="14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4" style:family="text">
      <style:text-properties fo:font-size="18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5" style:family="text">
      <style:text-properties fo:font-size="18.00pt" fo:font-weight="normal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fo:color="#0000ff"/>
    </style:style>
    <style:style style:name="T16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" style:family="text">
      <style:text-properties fo:font-size="18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8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9" style:family="text">
      <style:text-properties fo:font-size="18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20" style:family="text">
      <style:text-properties fo:font-size="14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21" style:family="text">
      <style:text-properties fo:font-size="18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justify" fo:margin-bottom="10.00pt"/>
    </style:style>
    <text:list-style style:name="L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justify" fo:margin-bottom="10.00pt"/>
    </style:style>
    <text:list-style style:name="L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8" style:family="paragraph">
      <style:paragraph-properties fo:line-height="115.00%" fo:text-align="justify" fo:margin-bottom="10.00pt"/>
    </style:style>
    <style:style style:name="P9" style:family="paragraph">
      <style:paragraph-properties fo:line-height="115.00%" fo:text-align="justify" fo:margin-bottom="10.00pt"/>
    </style:style>
    <text:list-style style:name="L1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0" style:family="paragraph">
      <style:paragraph-properties fo:line-height="115.00%" fo:text-align="justify" fo:margin-bottom="10.00pt"/>
    </style:style>
    <style:style style:name="P11" style:family="paragraph">
      <style:paragraph-properties fo:line-height="115.00%" fo:text-align="justify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justify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20 Score Prediction</text:span></text:p>
      <text:p text:style-name="P1"><text:span text:style-name="T1">Machine Learning Project</text:span></text:p>
      <text:p text:style-name="P2"><text:span text:style-name="T2"/></text:p>
      <text:p text:style-name="P2"><text:span text:style-name="T3"/></text:p>
      <text:p text:style-name="P2"><text:span text:style-name="T3">Introduction:</text:span></text:p>
      <text:p text:style-name="P3"><text:span text:style-name="T4">This project is going to predict the score of ongoing T20 match. Like in ICC matches they uses a score prediction model. This score prediction model utilizes a combination of historical data, statistical analysis, and machine learning techniques to generate reliable predictions.</text:span></text:p>
      <text:p text:style-name="P4"><text:span text:style-name="T5"/></text:p>
      <text:p text:style-name="P4"><text:span text:style-name="T6">Description:</text:span></text:p>
      <text:p text:style-name="P5"><text:span text:style-name="T7">T20 score prediction model is going to use Supervised Machine Learning so following algorithms are under consideration which we will choose which suits best to our model:</text:span></text:p>
      <text:list text:style-name="L6">
        <text:list-item>
          <text:p text:style-name="P6"><text:span text:style-name="T7">Random Forest</text:span></text:p>
        </text:list-item>
        <text:list-item>
          <text:p text:style-name="P6"><text:span text:style-name="T7">Gradient Boosting</text:span></text:p>
        </text:list-item>
        <text:list-item>
          <text:p text:style-name="P6"><text:span text:style-name="T7">XGBoost</text:span><text:span text:style-name="T8"/></text:p>
        </text:list-item>
      </text:list>
      <text:p text:style-name="P7"><text:span text:style-name="T9"/></text:p>
      <text:p text:style-name="P7"><text:span text:style-name="T9">Features for our T20 score prediction model are as follows on the basis of which we are going to predict score for this model we are going to use 8 features:</text:span></text:p>
      <text:list text:style-name="L8">
        <text:list-item>
          <text:p text:style-name="P8"><text:span text:style-name="T9">Batting Team</text:span></text:p>
        </text:list-item>
        <text:list-item>
          <text:p text:style-name="P8"><text:span text:style-name="T9">Bowling Team</text:span></text:p>
        </text:list-item>
        <text:list-item>
          <text:p text:style-name="P8"><text:span text:style-name="T9">City</text:span></text:p>
        </text:list-item>
        <text:list-item>
          <text:p text:style-name="P8"><text:span text:style-name="T9">Current Score</text:span></text:p>
        </text:list-item>
        <text:list-item>
          <text:p text:style-name="P8"><text:span text:style-name="T9">Balls Left</text:span></text:p>
        </text:list-item>
        <text:list-item>
          <text:p text:style-name="P8"><text:span text:style-name="T9">Wickets Left</text:span></text:p>
        </text:list-item>
        <text:list-item>
          <text:p text:style-name="P8"><text:span text:style-name="T9">Current Runrate</text:span></text:p>
        </text:list-item>
        <text:list-item>
          <text:p text:style-name="P8"><text:span text:style-name="T9">Scores in Last Five Overs</text:span></text:p>
        </text:list-item>
      </text:list>
      <text:p text:style-name="P9"><text:span text:style-name="T9"/></text:p>
      <text:p text:style-name="P9"><text:span text:style-name="T9">Prediction:</text:span></text:p>
      <text:list text:style-name="L10">
        <text:list-item>
          <text:p text:style-name="P10"><text:span text:style-name="T9">Score</text:span></text:p>
        </text:list-item>
      </text:list>
      <text:p text:style-name="P11"><text:span text:style-name="T9"/></text:p>
      <text:p text:style-name="P11"><text:span text:style-name="T10">Tools:</text:span><text:span text:style-name="T11"/></text:p>
      <text:list text:style-name="L12">
        <text:list-item>
          <text:p text:style-name="P12"><text:span text:style-name="T12">Google Colab</text:span></text:p>
        </text:list-item>
      </text:list>
      <text:p text:style-name="P13"><text:span text:style-name="T12"/></text:p>
      <text:p text:style-name="P13"><text:span text:style-name="T13"/></text:p>
      <text:p text:style-name="P13"><text:span text:style-name="T14">Resources:</text:span></text:p>
      <text:p text:style-name="P13"><text:a xlink:href="https://www.kaggle.com/datasets/veeralakrishna/cricsheet-a-retrosheet-for-cricket"><text:span text:style-name="T15">https://www.kaggle.com/datasets/veeralakrishna/cricsheet-a-retrosheet-for-cricket</text:span></text:a><text:span text:style-name="T16"/></text:p>
      <text:p text:style-name="P13"><text:span text:style-name="T16"/></text:p>
      <text:p text:style-name="P13"><text:span text:style-name="T17"/></text:p>
      <text:p text:style-name="P13"><text:span text:style-name="T18"/></text:p>
      <text:p text:style-name="P13"><text:span text:style-name="T19"/></text:p>
      <text:p text:style-name="P13"><text:span text:style-name="T20"/></text:p>
      <text:p text:style-name="P13"><text:span text:style-name="T21"/></text:p>
      <text:p text:style-name="P13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